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We at Django Central respect privacy and your rights to control your personal data. Our principle guidelines are simple. We will be clear about the data we collect and why. We may also change this Policy from time to time so please check this page occasionally to ensure that you’re happy with any changes. By using our website, you’re agreeing to be bound by this Policy</text:p>
      <text:p text:style-name="Text_20_body">Please read our privacy policy carefully to get a clear understanding of how we collect, use, protect or otherwise handle your Personally Identifiable Information in accordance with our website.</text:p>
      <text:h text:style-name="Heading_20_2" text:outline-level="2">What personal data we collect and why we collect it</text:h>
      <text:h text:style-name="Heading_20_3" text:outline-level="3">Comments</text:h>
      <text:p text:style-name="Text_20_body">When visitors leave comments on the site we collect the data shown in the comments form, and also the visitor’s IP address and browser user agent string to help spam detection.</text:p>
      <text:p text:style-name="Text_20_body">An anonymized string created from your email address (also called a hash) may be provided to the Gravatar service to see if you are using it. The Gravatar service privacy policy is available here: https://automattic.com/privacy/. After approval of your comment, your profile picture is visible to the public in the context of your comment.</text:p>
      <text:h text:style-name="Heading_20_3" text:outline-level="3">Media</text:h>
      <text:p text:style-name="Text_20_body">If you upload images to the website, you should avoid uploading images with embedded location data (EXIF GPS) included. Visitors to the website can download and extract any location data from images on the website.</text:p>
      <text:h text:style-name="Heading_20_3" text:outline-level="3">Cookies</text:h>
      <text:p text:style-name="Text_20_body">If you leave a comment on our site you may opt-in to save your name, email address and website in cookies. These are for your convenience so that you do not have to fill in your details again when you leave another comment. These cookies will last for one year.</text:p>
      <text:p text:style-name="Text_20_body">If you have an account and you log in to this site, we will set a temporary cookie to determine if your browser accepts cookies. This cookie contains no personal data and is discarded when you close your browser.</text:p>
      <text:p text:style-name="Text_20_body">When you log in, we will also set up several cookies to save your login information and your screen display choices. Login cookies last for two days, and screen options cookies last for a year. If you select “Remember Me”, your login will persist for two weeks. If you log out of your account, the login cookies will be removed.</text:p>
      <text:p text:style-name="Text_20_body">If you edit or publish an article, an additional cookie will be saved in your browser. This cookie includes no personal data and simply indicates the post ID of the article you just edited. It expires after 1 day.</text:p>
      <text:h text:style-name="Heading_20_3" text:outline-level="3"><text:soft-page-break/>Embedded content from other websites</text:h>
      <text:p text:style-name="Text_20_body">Articles on this site may include embedded content (e.g. videos, images, articles, etc.). Embedded content from other websites behaves in the exact same way as if the visitor has visited the other website.</text:p>
      <text:p text:style-name="Text_20_body">These websites may collect data about you, use cookies, embed additional third-party tracking, and monitor your interaction with that embedded content, including tracking your interaction with the embedded content if you have an account and are logged in to that website.</text:p>
      <text:h text:style-name="Heading_20_2" text:outline-level="2">Analytics</text:h>
      <text:p text:style-name="Text_20_body">We use analytics services (Google Analytics) to help analyze how users use the Site. Google Analytics uses Cookies to collect information such as how often users visit the Site and we use the information to improve our Site and Services. The data we collect will be processed anonymously and “Data sharing” is disabled.</text:p>
      <text:h text:style-name="Heading_20_2" text:outline-level="2">How long we retain your data</text:h>
      <text:p text:style-name="Text_20_body">If you leave a comment, the comment and its metadata are retained indefinitely. This is so we can recognize and approve any follow-up comments automatically instead of holding them in a moderation queue.</text:p>
      <text:p text:style-name="Text_20_body">For users that register on our website (if any), we also store the personal information they provide in their user profile. All users can see, edit, or delete their personal information at any time (except they cannot change their username). Website administrators can also see and edit that information.</text:p>
      <text:h text:style-name="Heading_20_2" text:outline-level="2">What rights you have over your data</text:h>
      <text:p text:style-name="Text_20_body">If you have an account on this site, or have left comments, you can request to receive an exported file of the personal data we hold about you, including any data you have provided to us. You can also request that we erase any personal data we hold about you. This does not include any data we are obliged to keep for administrative, legal, or security purposes.</text:p>
      <text:h text:style-name="Heading_20_2" text:outline-level="2">Where we send your data</text:h>
      <text:p text:style-name="Text_20_body">Visitor comments may be checked through an automated spam detection service.</text:p>
      <text:h text:style-name="Heading_20_2" text:outline-level="2">How we protect your data</text:h>
      <text:p text:style-name="Text_20_body">Your personal information is contained in secured networks and is only accessible by a limited number of persons who have special access rights to such systems, and are required to keep the information confidential. In addition, all sensitive you supply is encrypted via Secure Socket Layer (SSL) technology.</text:p>
      <text:p text:style-name="Text_20_body"><text:soft-page-break/>We implement a variety of security measures when a user enters, submits, or accesses their information to maintain the safety of your personal information.</text:p>
      <text:h text:style-name="Heading_20_3" text:outline-level="3">What data breach procedures we have in place</text:h>
      <text:list xml:id="list15473305" text:style-name="L1">
        <text:list-item>
          <text:p text:style-name="P2">We will notify you via email within 1 business day</text:p>
        </text:list-item>
        <text:list-item>
          <text:p text:style-name="P2">We will notify the users via in-site notification within 1 business day</text:p>
        </text:list-item>
        <text:list-item>
          <text:p text:style-name="P1">We also agree to the Individual Redress Principle which requires that individuals have the right to legally pursue enforceable rights against data collectors and processors who fail to adhere to the law. This principle requires not only that individuals have enforceable rights against data users, but also that individuals have recourse to courts or government agencies to investigate and/or prosecute non-compliance by data processors.</text:p>
        </text:list-item>
      </text:list>
      <text:h text:style-name="Heading_20_2" text:outline-level="2">Third party links</text:h>
      <text:p text:style-name="Text_20_body">Occasionally at our discretion, we may provide a link to third party websites these third party sites have separate and independent privacy policies. We, therefore, have no responsibility or liability for the content and activities of these linked sites.</text:p>
      <text:p text:style-name="Text_20_body">Nonetheless, we seek to protect the integrity of our site and welcome any feedback about these sites.</text:p>
      <text:h text:style-name="Heading_20_2" text:outline-level="2">Contact us</text:h>
      <text:p text:style-name="Text_20_body">If you have any questions related to our policies, kindly contact us.</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3T12:04:26.115651343</meta:creation-date>
    <dc:date>2020-10-23T12:05:09.554698552</dc:date>
    <meta:editing-duration>PT47S</meta:editing-duration>
    <meta:editing-cycles>1</meta:editing-cycles>
    <meta:document-statistic meta:table-count="0" meta:image-count="0" meta:object-count="0" meta:page-count="3" meta:paragraph-count="37" meta:word-count="974" meta:character-count="5793" meta:non-whitespace-character-count="4859"/>
    <meta:generator>LibreOffice/6.4.5.2$Linux_X86_64 LibreOffice_project/40$Build-2</meta:generator>
  </office:meta>
</office:document-meta>
</file>